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806cm" style:rel-column-width="2158*"/>
    </style:style>
    <style:style style:name="Table1.B" style:family="table-column">
      <style:table-column-properties style:column-width="6.287cm" style:rel-column-width="3564*"/>
    </style:style>
    <style:style style:name="Table1.C" style:family="table-column">
      <style:table-column-properties style:column-width="4.503cm" style:rel-column-width="2553*"/>
    </style:style>
    <style:style style:name="Table1.D" style:family="table-column">
      <style:table-column-properties style:column-width="1.199cm" style:rel-column-width="680*"/>
    </style:style>
    <style:style style:name="Table1.E" style:family="table-column">
      <style:table-column-properties style:column-width="1.205cm" style:rel-column-width="6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2994" officeooo:paragraph-rsid="00052994"/>
    </style:style>
    <style:style style:name="P2" style:family="paragraph" style:parent-style-name="Standard">
      <style:text-properties officeooo:paragraph-rsid="00052994"/>
    </style:style>
    <style:style style:name="P3" style:family="paragraph" style:parent-style-name="Standard">
      <style:text-properties officeooo:rsid="0005d09a" officeooo:paragraph-rsid="0005d09a"/>
    </style:style>
    <style:style style:name="P4" style:family="paragraph" style:parent-style-name="Table_20_Contents">
      <style:text-properties officeooo:rsid="0005d09a" officeooo:paragraph-rsid="0005d09a"/>
    </style:style>
    <style:style style:name="P5" style:family="paragraph" style:parent-style-name="Table_20_Contents">
      <style:text-properties officeooo:rsid="00079fd0" officeooo:paragraph-rsid="00079fd0"/>
    </style:style>
    <style:style style:name="P6" style:family="paragraph" style:parent-style-name="Standard">
      <style:text-properties fo:font-size="12pt" officeooo:paragraph-rsid="000a5c39" style:font-size-asian="12pt" style:font-size-complex="12pt"/>
    </style:style>
    <style:style style:name="P7" style:family="paragraph" style:parent-style-name="Standard">
      <style:paragraph-properties style:writing-mode="lr-tb"/>
      <style:text-properties fo:font-size="12pt" style:font-size-asian="12pt" style:font-size-complex="12pt"/>
    </style:style>
    <style:style style:name="P8" style:family="paragraph" style:parent-style-name="Standard">
      <style:paragraph-properties style:writing-mode="lr-tb"/>
      <style:text-properties fo:font-size="12pt" officeooo:paragraph-rsid="000a5c39" style:font-size-asian="12pt" style:font-size-complex="12pt"/>
    </style:style>
    <style:style style:name="P9" style:family="paragraph" style:parent-style-name="Table_20_Contents">
      <style:text-properties officeooo:rsid="000a5c39" officeooo:paragraph-rsid="000a5c39"/>
    </style:style>
    <style:style style:name="P10" style:family="paragraph" style:parent-style-name="Table_20_Contents">
      <style:text-properties officeooo:rsid="000a5c39" officeooo:paragraph-rsid="000baf55"/>
    </style:style>
    <style:style style:name="P11" style:family="paragraph" style:parent-style-name="Table_20_Contents">
      <style:text-properties officeooo:paragraph-rsid="000a5c39"/>
    </style:style>
    <style:style style:name="P12" style:family="paragraph" style:parent-style-name="Table_20_Contents">
      <style:text-properties officeooo:rsid="000baf55" officeooo:paragraph-rsid="000baf55"/>
    </style:style>
    <style:style style:name="T1" style:family="text">
      <style:text-properties officeooo:rsid="00052994"/>
    </style:style>
    <style:style style:name="T2" style:family="text">
      <style:text-properties officeooo:rsid="0005d09a"/>
    </style:style>
    <style:style style:name="T3" style:family="text">
      <style:text-properties officeooo:rsid="000a5c39"/>
    </style:style>
    <style:style style:name="T4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0a5c39" style:font-size-asian="10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7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0a5c39" style:font-style-asian="normal" style:font-weight-asian="normal" style:text-emphasiz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 of Monte Carlo pi simulations for 1k iterations performed 1k times.</text:p>
      <text:p text:style-name="P1"/>
      <text:p text:style-name="P1">Table 1- data for all geometries</text:p>
      <text:p text:style-name="P2">table 2- comparitive study of peak value in 2d vs 3d for geometries (2k and 4k logic<text:span text:style-name="T1">)</text:span></text:p>
      <text:p text:style-name="P1">table 3- make a fourier series too.</text:p>
      <text:p text:style-name="P1">Table 4- check for any availble planet.</text:p>
      <text:p text:style-name="P1"/>
      <text:p text:style-name="P3">Data for Geometries</text:p>
      <text:p text:style-name="P3">List of Geometries</text:p>
      <text:p text:style-name="P3">1. 2D <text:s text:c="3"/>=&gt; <text:s/>unit Circle inside a square</text:p>
      <text:p text:style-name="P3">2. 3D <text:s text:c="3"/>=&gt; <text:s/>unit sphere inside a cube</text:p>
      <text:p text:style-name="P3">3. 3D-icosa =&gt; <text:s/>sphere inside icosahedron</text:p>
      <text:p text:style-name="P3">4. 3D-octa <text:s/>==&gt; <text:s/>sphere inside octa hedron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268368125520">
          <table:table-cell table:style-name="Table1.A1" office:value-type="string">
            <text:p text:style-name="P4">S.no</text:p>
          </table:table-cell>
          <table:table-cell table:style-name="Table1.A1" office:value-type="string">
            <text:p text:style-name="P4">2D</text:p>
          </table:table-cell>
          <table:table-cell table:style-name="Table1.A1" office:value-type="string">
            <text:p text:style-name="P4">3D</text:p>
          </table:table-cell>
          <table:table-cell table:style-name="Table1.A1" office:value-type="string">
            <text:p text:style-name="P4">3D-icosa</text:p>
          </table:table-cell>
          <table:table-cell table:style-name="Table1.E1" office:value-type="string">
            <text:p text:style-name="P4">3D-octa</text:p>
          </table:table-cell>
        </table:table-row>
        <table:table-row table:style-name="TableLine94268368198928">
          <table:table-cell table:style-name="Table1.A2" office:value-type="string">
            <text:p text:style-name="P4">No. of Simulations</text:p>
          </table:table-cell>
          <table:table-cell table:style-name="Table1.A2" office:value-type="string">
            <text:p text:style-name="P5">1. 100</text:p>
            <text:p text:style-name="P5">2. 1000</text:p>
            <text:p text:style-name="P5">3. 10000</text:p>
          </table:table-cell>
          <table:table-cell table:style-name="Table1.A2" office:value-type="string">
            <text:p text:style-name="P5">1. 100</text:p>
            <text:p text:style-name="P5">2. 1000</text:p>
            <text:p text:style-name="P5">3. 10000</text:p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 table:style-name="TableLine94268368202304">
          <table:table-cell table:style-name="Table1.A2" office:value-type="string">
            <text:p text:style-name="P4">No. of Iterations in each simulation</text:p>
          </table:table-cell>
          <table:table-cell table:style-name="Table1.A2" office:value-type="string">
            <text:p text:style-name="P5">1000</text:p>
          </table:table-cell>
          <table:table-cell table:style-name="Table1.A2" office:value-type="string">
            <text:p text:style-name="P5">1000</text:p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268368203440">
          <table:table-cell table:style-name="Table1.A2" office:value-type="string">
            <text:p text:style-name="P4">Pi values</text:p>
          </table:table-cell>
          <table:table-cell table:style-name="Table1.A2" office:value-type="string">
            <text:p text:style-name="P7"><text:span text:style-name="T8">1. </text:span><text:span text:style-name="T7">3.14285714285714</text:span></text:p>
            <text:p text:style-name="P8"><text:span text:style-name="T8">2. </text:span><text:span text:style-name="T7">3.14285714285714</text:span></text:p>
            <text:p text:style-name="P6"><text:span text:style-name="T3">3. </text:span><text:span text:style-name="T7">3.14285714285714</text:span></text:p>
          </table:table-cell>
          <table:table-cell table:style-name="Table1.A2" office:value-type="string">
            <text:p text:style-name="P11"><text:span text:style-name="T3">1. </text:span><text:span text:style-name="T6">3.14285714285714</text:span></text:p>
            <text:p text:style-name="P9">2. <text:span text:style-name="T6">3.14285714285714</text:span></text:p>
            <text:p text:style-name="P9"><text:span text:style-name="T6">3. 3.14285714285714</text:span>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268368203440">
          <table:table-cell table:style-name="Table1.A2" office:value-type="string">
            <text:p text:style-name="P9">Count</text:p>
          </table:table-cell>
          <table:table-cell table:style-name="Table1.A2" office:value-type="string">
            <text:p text:style-name="P9">1. 305</text:p>
            <text:p text:style-name="P9">2. 4149</text:p>
            <text:p text:style-name="P9">3. 39579</text:p>
            <text:p text:style-name="P9"/>
          </table:table-cell>
          <table:table-cell table:style-name="Table1.A2" office:value-type="string">
            <text:p text:style-name="P12">1. </text:p>
            <text:p text:style-name="P12">2. </text:p>
            <text:p text:style-name="P12">3. 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268368204704">
          <table:table-cell table:style-name="Table1.A2" office:value-type="string">
            <text:p text:style-name="Table_20_Contents">% <text:span text:style-name="T2">error</text:span></text:p>
          </table:table-cell>
          <table:table-cell table:style-name="Table1.A2" office:value-type="string">
            <text:p text:style-name="P9">1. 0.04%</text:p>
            <text:p text:style-name="P9">2. 0.04%</text:p>
            <text:p text:style-name="P9">3. 0.04%</text:p>
          </table:table-cell>
          <table:table-cell table:style-name="Table1.A2" office:value-type="string">
            <text:p text:style-name="P10">1. 0.04%</text:p>
            <text:p text:style-name="P10">2. 0.04%</text:p>
            <text:p text:style-name="P10">3. 0.04%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8T06:17:21.700571690</meta:creation-date>
    <dc:date>2022-03-30T06:58:04.429456275</dc:date>
    <meta:editing-duration>PT2H3M16S</meta:editing-duration>
    <meta:editing-cycles>5</meta:editing-cycles>
    <meta:generator>LibreOffice/6.4.7.2$Linux_X86_64 LibreOffice_project/40$Build-2</meta:generator>
    <meta:document-statistic meta:table-count="1" meta:image-count="0" meta:object-count="0" meta:page-count="1" meta:paragraph-count="47" meta:word-count="150" meta:character-count="803" meta:non-whitespace-character-count="686"/>
  </office:meta>
</office:document-meta>
</file>